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evel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0.8-(([.A2]-1)*0.007))^([.A2]-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0.8-(([.A3]-1)*0.007))^([.A3]-1)" office:value-type="float" office:value="0.793" calcext:value-type="float">
            <text:p>0,7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0.8-(([.A4]-1)*0.007))^([.A4]-1)" office:value-type="float" office:value="0.617796" calcext:value-type="float">
            <text:p>0,6177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0.8-(([.A5]-1)*0.007))^([.A5]-1)" office:value-type="float" office:value="0.472729139" calcext:value-type="float">
            <text:p>0,472729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0.8-(([.A6]-1)*0.007))^([.A6]-1)" office:value-type="float" office:value="0.355196928256" calcext:value-type="float">
            <text:p>0,3551969282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0.8-(([.A7]-1)*0.007))^([.A7]-1)" office:value-type="float" office:value="0.262003549978125" calcext:value-type="float">
            <text:p>0,262003549978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0.8-(([.A8]-1)*0.007))^([.A8]-1)" office:value-type="float" office:value="0.189677245332718" calcext:value-type="float">
            <text:p>0,1896772453327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0.8-(([.A9]-1)*0.007))^([.A9]-1)" office:value-type="float" office:value="0.134734730815559" calcext:value-type="float">
            <text:p>0,1347347308155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0.8-(([.A10]-1)*0.007))^([.A10]-1)" office:value-type="float" office:value="0.0938822489042127" calcext:value-type="float">
            <text:p>0,0938822489042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0.8-(([.A11]-1)*0.007))^([.A11]-1)" office:value-type="float" office:value="0.0641515849598558" calcext:value-type="float">
            <text:p>0,0641515849598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0.8-(([.A12]-1)*0.007))^([.A12]-1)" office:value-type="float" office:value="0.0429762582970356" calcext:value-type="float">
            <text:p>0,0429762582970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0.8-(([.A13]-1)*0.007))^([.A13]-1)" office:value-type="float" office:value="0.0282176778012116" calcext:value-type="float">
            <text:p>0,0282176778012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0.8-(([.A14]-1)*0.007))^([.A14]-1)" office:value-type="float" office:value="0.0181533285435177" calcext:value-type="float">
            <text:p>0,0181533285435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0.8-(([.A15]-1)*0.007))^([.A15]-1)" office:value-type="float" office:value="0.0114393423468074" calcext:value-type="float">
            <text:p>0,0114393423468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0.8-(([.A16]-1)*0.007))^([.A16]-1)" office:value-type="float" office:value="0.00705861622093422" calcext:value-type="float">
            <text:p>0,0070586162209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4:08:48.637000000</meta:creation-date>
    <dc:date>2018-09-06T14:13:45.144000000</dc:date>
    <meta:editing-duration>PT4M57S</meta:editing-duration>
    <meta:editing-cycles>1</meta:editing-cycles>
    <meta:document-statistic meta:table-count="1" meta:cell-count="31" meta:object-count="0"/>
    <meta:generator>LibreOffice/5.4.4.2$Windows_X86_64 LibreOffice_project/2524958677847fb3bb44820e40380acbe820f960</meta:generator>
  </office:meta>
</office:document-meta>
</file>